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Vytvoření plnohodnotné Java EE 6 aplikace používané pro výkonostní testy (náhrada DayTrader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E-shop jako plnohodnotna JAVA EE6 aplikace</text:p>
              </text:list-item>
              <text:list-item>
                <text:p>Pouziti nasledujicich technologii<text:tab/><text:tab/><text:tab/><text:tab/><text:tab/><text:tab/>CDI, SEAM3, CLUSTERING, EJB, JPA, JSF</text:p>
              </text:list-item>
              <text:list-item>
                <text:p>Plně zabezpečená aplikace včetně definovaných rolí (admin, seller, customer)</text:p>
              </text:list-item>
              <text:list-item>
                <text:p>Testovatelná aplikace včetně logování</text:p>
              </text:list-item>
              <text:list-item>
                <text:p>Git repozitar (https://github.com/pkremens/pv243-eshop/)</text:p>
              </text:list-item>
              <text:list-item>
                <text:p>Aplikace nasazena v PaaS OpenShift (http://pv243-eshop1.rhcloud.com/index.js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Kodaj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Datová, Business, Prezentační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atouš Jobán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Bussines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etr Křemenský</text:p>
          </draw:text-box>
        </draw:frame>
        <draw:frame presentation:style-name="pr4" draw:layer="layout" svg:width="25.199cm" svg:height="15.647cm" svg:x="1.471cm" svg:y="5.08cm" presentation:class="outline" presentation:user-transformed="true">
          <draw:text-box>
            <text:list text:style-name="L2">
              <text:list-item>
                <text:p>Datová, Business vrstva</text:p>
              </text:list-item>
              <text:list-item>
                <text:p>Můj příspěvek 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  <text:list-item>
                <text:p><text:span text:style-name="T2">Můj příspěvek </text:span></text:p>
                <text:list>
                  <text:list-item>
                    <text:p><text:span text:style-name="T2">Kde ho najít</text:span></text:p>
                  </text:list-item>
                  <text:list-item>
                    <text:p><text:span text:style-name="T2">Na co je dobrý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omáš Vlček</text:p>
          </draw:text-box>
        </draw:frame>
        <draw:frame presentation:style-name="pr4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Prezentační vrstva</text:p>
              </text:list-item>
              <text:list-item>
                <text:p><text:span text:style-name="T2">Tvorba GUI</text:span></text:p>
                <text:list>
                  <text:list-item>
                    <text:p><text:span text:style-name="T2">Definice template xhtml template</text:span></text:p>
                  </text:list-item>
                  <text:list-item>
                    <text:p><text:span text:style-name="T2">Použití v rámci celého systému</text:span></text:p>
                  </text:list-item>
                </text:list>
              </text:list-item>
              <text:list-item>
                <text:p><text:span text:style-name="T2">JSF </text:span></text:p>
                <text:list>
                  <text:list-item>
                    <text:p><text:span text:style-name="T2">Práce na prezentační vrstvě</text:span></text:p>
                  </text:list-item>
                  <text:list-item>
                    <text:p><text:span text:style-name="T2">Komunikace s business vrstvou</text:span></text:p>
                  </text:list-item>
                </text:list>
              </text:list-item>
              <text:list-item>
                <text:p><text:span text:style-name="T2">Definice bezpečnostních politik </text:span></text:p>
                <text:list>
                  <text:list-item>
                    <text:p><text:span text:style-name="T2">Zabezpečené stránky</text:span></text:p>
                  </text:list-item>
                  <text:list-item>
                    <text:p><text:span text:style-name="T2">Nutná autentizace pro objednáván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Eshop Demo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165a79a-7059095-e13bb37-fef39a4-9503d18</meta:generator>
    <meta:creation-date>2011-04-10T20:24:09</meta:creation-date>
    <dc:language>fi-FI</dc:language>
    <meta:editing-cycles>10</meta:editing-cycles>
    <meta:editing-duration>PT27M5S</meta:editing-duration>
    <meta:initial-creator>bad </meta:initial-creator>
    <dc:date>2012-06-15T16:33:20.90</dc:date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